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7.216cm" fo:min-width="23.466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e86ae" draw:textarea-horizontal-align="justify" draw:textarea-vertical-align="middle" draw:auto-grow-height="false" fo:min-height="11.216cm" fo:min-width="3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gr4" style:family="graphic" style:parent-style-name="standard" style:list-style-name="L1">
      <style:graphic-properties draw:stroke="dash" draw:stroke-dash="Long_20_Dash_20_Dot" svg:stroke-width="0.053cm" svg:stroke-color="#000000" draw:marker-start-width="0.279cm" draw:marker-end-width="0.279cm" draw:fill="none" draw:textarea-horizontal-align="justify" draw:textarea-vertical-align="middle" draw:auto-grow-height="false" fo:min-height="12.448cm" fo:min-width="4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2.216cm" fo:min-width="2.9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168253" draw:textarea-horizontal-align="justify" draw:textarea-vertical-align="middle" draw:auto-grow-height="false" fo:min-height="2.716cm" fo:min-width="2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14.466cm" fo:min-width="2.9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9" style:family="graphic" style:parent-style-name="objectwithoutfill">
      <style:graphic-properties svg:stroke-width="0.081cm" svg:stroke-color="#ff5429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5429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5429" draw:marker-start-width="0.321cm" draw:marker-end="Extrémités_20_de_20_flèche_20_1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3465a4" draw:marker-start-width="0.321cm" draw:marker-end="Extrémités_20_de_20_flèche_20_14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/>
      <style:paragraph-properties style:writing-mode="lr-tb"/>
    </style:style>
    <style:style style:name="gr14" style:family="graphic" style:parent-style-name="objectwithoutfill">
      <style:graphic-properties svg:stroke-width="0.081cm" svg:stroke-color="#ff3838" draw:marker-start-width="0.321cm" draw:marker-end="Extrémités_20_de_20_flèche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cm"/>
      <style:paragraph-properties style:writing-mode="lr-tb"/>
    </style:style>
    <style:style style:name="gr17" style:family="graphic" style:parent-style-name="standard">
      <style:graphic-properties draw:stroke="dash" draw:stroke-dash="Dashed_20__28_var_29_" svg:stroke-width="0.081cm" svg:stroke-color="#780373" draw:marker-start="Extrémités_20_de_20_flèche_20_16" draw:marker-start-width="0.421cm" draw:marker-end="Extrémités_20_de_20_flèche_20_17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716cm" fo:min-width="2.9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3.216cm" fo:min-width="2.96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8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466cm" fo:min-width="2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svg:stroke-width="0.081cm" svg:stroke-color="#ff5429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000000" draw:fill-color="#50938a" draw:textarea-horizontal-align="justify" draw:textarea-vertical-align="middle" draw:auto-grow-height="false" fo:min-height="0.794cm" fo:min-width="1.751cm"/>
      <style:paragraph-properties style:writing-mode="lr-tb"/>
    </style:style>
    <style:style style:name="gr24" style:family="graphic" style:parent-style-name="objectwithoutfill">
      <style:graphic-properties svg:stroke-width="0.081cm" svg:stroke-color="#50938a" draw:marker-start-width="0.321cm" draw:marker-end="Extrémités_20_de_20_flèche_20_21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2.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2.4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1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5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448cm" fo:min-width="2.448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3" style:family="paragraph">
      <loext:graphic-properties draw:fill-color="#8e86ae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3.9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3.9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972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8" style:family="paragraph">
      <loext:graphic-properties draw:fill-color="#168253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9" style:family="paragraph">
      <loext:graphic-properties draw:fill-color="#ff7b5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ff860d"/>
    </style:style>
    <style:style style:name="P11" style:family="paragraph">
      <loext:graphic-properties draw:fill="none" draw:fill-color="#ffffff"/>
      <style:paragraph-properties style:writing-mode="lr-tb"/>
      <style:text-properties fo:color="#5983b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d62e4e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5983b0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50938a"/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 draw:fill-color="#ffffff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d62e4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BENCH ARCHITECTURE" draw:style-name="dp1" draw:master-page-name="Standard">
        <draw:custom-shape draw:style-name="gr1" draw:text-style-name="P1" draw:layer="layout" svg:width="24cm" svg:height="1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1.5cm" svg:x="10cm" svg:y="7cm">
          <draw:glue-point draw:id="4" svg:x="-5cm" svg:y="-4.565cm"/>
          <text:p text:style-name="P2"><text:span text:style-name="T1">TB_sequenc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0.831cm" svg:x="4.25cm" svg:y="1.919cm">
          <draw:text-box>
            <text:p><text:span text:style-name="T2">tb_top.sv</text:span></text:p>
          </draw:text-box>
        </draw:frame>
        <draw:custom-shape draw:style-name="gr4" draw:text-style-name="P6" draw:layer="layout" svg:width="5.5cm" svg:height="12.75cm" svg:x="9.25cm" svg:y="6.25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5cm" svg:height="2.5cm" svg:x="4.5cm" svg:y="3cm">
          <draw:glue-point draw:id="4" svg:x="5cm" svg:y="-1.666cm"/>
          <text:p text:style-name="P2"><text:span text:style-name="T1">Clock </text:span><text:span text:style-name="T1">gener</text:span><text:span text:style-name="T1">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5cm" svg:height="3cm" svg:x="17cm" svg:y="9cm">
          <text:p text:style-name="P2"><text:span text:style-name="T1">WAIT EVENT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5cm" svg:height="3cm" svg:x="17cm" svg:y="5cm">
          <text:p text:style-name="P2"><text:span text:style-name="T1">SET INJECTOR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4.75cm" svg:x="24cm" svg:y="3cm">
          <draw:glue-point draw:id="4" svg:x="-5cm" svg:y="-4.322cm"/>
          <text:p text:style-name="P2"><text:span text:style-name="T1">DUT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277cm" svg:height="0.962cm" svg:x="7.973cm" svg:y="3.25cm">
          <draw:text-box>
            <text:p>clk</text:p>
          </draw:text-box>
          <draw:glue-point draw:id="4" svg:x="-0.869cm" svg:y="-2.796cm"/>
        </draw:frame>
        <draw:line draw:style-name="gr9" draw:text-style-name="P1" draw:layer="layout" svg:x1="14cm" svg:y1="4.25cm" svg:x2="24cm" svg:y2="4.25cm">
          <text:p/>
        </draw:line>
        <draw:connector draw:style-name="gr10" draw:text-style-name="P1" draw:layer="layout" draw:line-skew="3.75cm" svg:x1="8cm" svg:y1="4.25cm" svg:x2="17cm" svg:y2="6.5cm" draw:start-shape="id1" draw:start-glue-point="1" draw:end-shape="id2" draw:end-glue-point="3" svg:d="M8000 4250h8250v2250h750" svg:viewBox="0 0 9001 2251">
          <text:p/>
        </draw:connector>
        <draw:connector draw:style-name="gr11" draw:text-style-name="P1" draw:layer="layout" draw:line-skew="-0.113cm" svg:x1="16.243cm" svg:y1="6.482cm" svg:x2="17cm" svg:y2="10.5cm" draw:end-shape="id3" draw:end-glue-point="3" svg:d="M16243 6482h7v4018h750" svg:viewBox="0 0 758 4019">
          <text:p/>
        </draw:connector>
        <draw:line draw:style-name="gr12" draw:text-style-name="P1" draw:layer="layout" svg:x1="20.5cm" svg:y1="6.5cm" svg:x2="24cm" svg:y2="6.5cm">
          <text:p/>
        </draw:line>
        <draw:frame draw:style-name="gr13" draw:text-style-name="P11" draw:layer="layout" svg:width="3.042cm" svg:height="0.725cm" svg:x="20.535cm" svg:y="5.75cm">
          <draw:text-box>
            <text:p><text:span text:style-name="T4">DUT INPUTS</text:span></text:p>
          </draw:text-box>
        </draw:frame>
        <draw:line draw:style-name="gr14" draw:text-style-name="P13" draw:layer="layout" svg:x1="24cm" svg:y1="10.5cm" svg:x2="20.5cm" svg:y2="10.5cm">
          <text:p text:style-name="P12"><text:s/></text:p>
        </draw:line>
        <draw:frame draw:style-name="gr15" draw:text-style-name="P14" draw:layer="layout" svg:width="3.512cm" svg:height="0.725cm" svg:x="20.489cm" svg:y="9.694cm">
          <draw:text-box>
            <text:p><text:span text:style-name="T5">DUT OUTPUTS</text:span></text:p>
          </draw:text-box>
        </draw:frame>
        <draw:frame draw:style-name="gr16" draw:text-style-name="P15" draw:layer="layout" svg:width="2.2cm" svg:height="0.962cm" svg:x="9.25cm" svg:y="6.25cm">
          <draw:text-box>
            <text:p>SOFT</text:p>
          </draw:text-box>
        </draw:frame>
        <draw:line draw:style-name="gr17" draw:text-style-name="P12" draw:layer="layout" svg:x1="14cm" svg:y1="7.5cm" svg:x2="17cm" svg:y2="7.5cm">
          <text:p/>
        </draw:line>
        <draw:line draw:style-name="gr17" draw:text-style-name="P12" draw:layer="layout" svg:x1="14cm" svg:y1="11.5cm" svg:x2="17cm" svg:y2="11.5cm">
          <text:p/>
        </draw:line>
        <draw:line draw:style-name="gr17" draw:text-style-name="P12" draw:layer="layout" svg:x1="8cm" svg:y1="11.75cm" svg:x2="10cm" svg:y2="11.75cm">
          <text:p/>
        </draw:line>
        <draw:line draw:style-name="gr17" draw:text-style-name="P12" draw:layer="layout" svg:x1="14cm" svg:y1="15cm" svg:x2="17cm" svg:y2="15cm">
          <text:p/>
        </draw:line>
        <draw:custom-shape draw:style-name="gr18" draw:text-style-name="P16" draw:layer="layout" svg:width="3.5cm" svg:height="2cm" svg:x="17cm" svg:y="14cm">
          <text:p text:style-name="P2"><text:span text:style-name="T1">CHECK LEVEL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24.011cm" svg:y1="15cm" svg:x2="20.511cm" svg:y2="15cm">
          <text:p text:style-name="P12"><text:s/></text:p>
        </draw:line>
        <draw:frame draw:style-name="gr15" draw:text-style-name="P14" draw:layer="layout" svg:width="3.512cm" svg:height="0.725cm" svg:x="20.5cm" svg:y="14.194cm">
          <draw:text-box>
            <text:p><text:span text:style-name="T5">DUT OUTPUTS</text:span></text:p>
          </draw:text-box>
        </draw:frame>
        <draw:custom-shape draw:style-name="gr19" draw:text-style-name="P16" draw:layer="layout" svg:width="3.5cm" svg:height="3.5cm" svg:x="4.5cm" svg:y="10cm">
          <text:p text:style-name="P2"><text:span text:style-name="T1">INJECTOR</text:span><text:span text:style-name="T1"><text:line-break/></text:span><text:span text:style-name="T1">WAIT_EVENT</text:span><text:span text:style-name="T1"><text:line-break/></text:span><text:span text:style-name="T1">CHECK_LEVEL</text:span><text:span text:style-name="T1"><text:line-break/></text:span><text:span text:style-name="T1">ALIAS</text:span><text:span text:style-name="T1"><text:line-break/></text:span><text:span text:style-name="T1">AFFECTATION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4.75cm" svg:y1="19cm" svg:x2="7.75cm" svg:y2="19cm">
          <text:p/>
        </draw:line>
        <draw:frame draw:style-name="gr20" draw:text-style-name="P17" draw:layer="layout" svg:width="2.428cm" svg:height="0.725cm" svg:x="5cm" svg:y="18.25cm">
          <draw:text-box>
            <text:p><text:span text:style-name="T6">Virtual I/F</text:span></text:p>
          </draw:text-box>
        </draw:frame>
        <draw:custom-shape draw:style-name="gr21" draw:text-style-name="P16" xml:id="id4" draw:id="id4" draw:layer="layout" svg:width="3.5cm" svg:height="1.75cm" svg:x="4.5cm" svg:y="7.25cm">
          <text:p text:style-name="P2"><text:span text:style-name="T1">WAIT_DURATION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6.25cm" svg:y1="5.5cm" svg:x2="6.25cm" svg:y2="7.25cm" draw:start-shape="id1" draw:start-glue-point="2" draw:end-shape="id4" draw:end-glue-point="0" svg:d="M6250 5500v1750" svg:viewBox="0 0 1 1751">
          <text:p/>
        </draw:connector>
        <draw:frame draw:style-name="gr8" draw:text-style-name="P10" draw:layer="layout" svg:width="1.277cm" svg:height="0.962cm" svg:x="6.223cm" svg:y="5.75cm">
          <draw:text-box>
            <text:p>clk</text:p>
          </draw:text-box>
          <draw:glue-point draw:id="4" svg:x="-0.869cm" svg:y="-2.796cm"/>
        </draw:frame>
        <draw:line draw:style-name="gr17" draw:text-style-name="P12" draw:layer="layout" svg:x1="8cm" svg:y1="8cm" svg:x2="10cm" svg:y2="8cm">
          <text:p/>
        </draw:line>
        <draw:custom-shape draw:style-name="gr23" draw:text-style-name="P19" draw:layer="layout" svg:width="2.25cm" svg:height="1.75cm" svg:x="1.25cm" svg:y="15.5cm">
          <text:p text:style-name="P18">scn.tx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24" draw:text-style-name="P1" draw:layer="layout" svg:x1="3.5cm" svg:y1="16.25cm" svg:x2="10cm" svg:y2="16.25cm">
          <text:p/>
        </draw:line>
      </draw:page>
      <draw:page draw:name="Sequencer diagramme" draw:style-name="dp1" draw:master-page-name="Standard">
        <draw:custom-shape draw:style-name="gr25" draw:text-style-name="P20" xml:id="id10" draw:id="id10" draw:layer="layout" svg:width="3cm" svg:height="1cm" svg:x="3cm" svg:y="1cm">
          <text:p text:style-name="P12">Start</text:p>
          <draw:enhanced-geometry svg:viewBox="0 0 21600 21600" draw:type="rectangle" draw:enhanced-path="M 0 0 L 21600 0 21600 21600 0 21600 0 0 Z N"/>
        </draw:custom-shape>
        <draw:custom-shape draw:style-name="gr26" draw:text-style-name="P22" xml:id="id6" draw:id="id6" draw:layer="layout" svg:width="3cm" svg:height="1cm" svg:x="3cm" svg:y="6.75cm">
          <text:p text:style-name="P21"><text:span text:style-name="T7">Open SCN 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8" draw:id="id8" draw:layer="layout" svg:width="3cm" svg:height="1.5cm" svg:x="3cm" svg:y="10.511cm">
          <text:p text:style-name="P12"><text:span text:style-name="T7">end_test == </text:span><text:span text:style-name="T7">1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" draw:layer="layout" svg:x1="4.5cm" svg:y1="6cm" svg:x2="4.5cm" svg:y2="6.75cm" draw:start-shape="id5" draw:start-glue-point="2" draw:end-shape="id6" draw:end-glue-point="0" svg:d="M4500 6000v750" svg:viewBox="0 0 1 751">
          <text:p/>
        </draw:connector>
        <draw:connector draw:style-name="gr28" draw:text-style-name="P1" draw:layer="layout" svg:x1="4.5cm" svg:y1="9.25cm" svg:x2="4.5cm" svg:y2="10.511cm" draw:start-shape="id7" draw:start-glue-point="2" draw:end-shape="id8" draw:end-glue-point="4" svg:d="M4500 9250v1261" svg:viewBox="0 0 1 1262">
          <text:p/>
        </draw:connector>
        <draw:frame draw:style-name="gr29" draw:text-style-name="P23" draw:layer="layout" svg:width="1.75cm" svg:height="0.962cm" svg:x="6.25cm" svg:y="10.261cm">
          <draw:text-box>
            <text:p>Yes</text:p>
          </draw:text-box>
        </draw:frame>
        <draw:frame draw:style-name="gr30" draw:text-style-name="P23" draw:layer="layout" svg:width="1.75cm" svg:height="0.962cm" svg:x="2.5cm" svg:y="11.761cm">
          <draw:text-box>
            <text:p>No</text:p>
          </draw:text-box>
        </draw:frame>
        <draw:custom-shape draw:style-name="gr26" draw:text-style-name="P22" xml:id="id9" draw:id="id9" draw:layer="layout" svg:width="3cm" svg:height="1cm" svg:x="3cm" svg:y="3cm">
          <text:p text:style-name="P21"><text:span text:style-name="T7">Init tb_modules_custom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5" draw:id="id5" draw:layer="layout" svg:width="3cm" svg:height="1cm" svg:x="3cm" svg:y="5cm">
          <text:p text:style-name="P21"><text:span text:style-name="T7">Init SET Injector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4.5cm" svg:y1="4cm" svg:x2="4.5cm" svg:y2="5cm" draw:start-shape="id9" draw:start-glue-point="2" draw:end-shape="id5" draw:end-glue-point="0" svg:d="M4500 4000v1000" svg:viewBox="0 0 1 1001">
          <text:p/>
        </draw:connector>
        <draw:connector draw:style-name="gr28" draw:text-style-name="P1" draw:layer="layout" svg:x1="4.5cm" svg:y1="2cm" svg:x2="4.5cm" svg:y2="3cm" draw:start-shape="id10" draw:start-glue-point="2" draw:end-shape="id9" draw:end-glue-point="0" svg:d="M4500 2000v1000" svg:viewBox="0 0 1 1001">
          <text:p/>
        </draw:connector>
        <draw:custom-shape draw:style-name="gr26" draw:text-style-name="P22" xml:id="id13" draw:id="id13" draw:layer="layout" svg:width="3cm" svg:height="1cm" svg:x="3cm" svg:y="12.973cm">
          <text:p text:style-name="P21"><text:span text:style-name="T7">Read current l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1" draw:id="id11" draw:layer="layout" svg:width="3cm" svg:height="1.5cm" svg:x="3cm" svg:y="14.973cm">
          <text:p text:style-name="P12"><text:span text:style-name="T7">Line[0:3] == « //-- 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23" draw:layer="layout" svg:width="1.75cm" svg:height="0.962cm" svg:x="2.25cm" svg:y="16.261cm">
          <draw:text-box>
            <text:p>Yes</text:p>
          </draw:text-box>
        </draw:frame>
        <draw:custom-shape draw:style-name="gr26" draw:text-style-name="P22" xml:id="id12" draw:id="id12" draw:layer="layout" svg:width="3cm" svg:height="1cm" svg:x="3cm" svg:y="17.723cm">
          <text:p text:style-name="P21"><text:span text:style-name="T7">Display current line in trascript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.75cm" svg:height="0.962cm" svg:x="6cm" svg:y="14.511cm">
          <draw:text-box>
            <text:p>No</text:p>
          </draw:text-box>
        </draw:frame>
        <draw:connector draw:style-name="gr28" draw:text-style-name="P1" draw:layer="layout" svg:x1="4.5cm" svg:y1="16.473cm" svg:x2="4.5cm" svg:y2="17.723cm" draw:start-shape="id11" draw:start-glue-point="6" draw:end-shape="id12" draw:end-glue-point="0" svg:d="M4500 16473v1250" svg:viewBox="0 0 1 1251">
          <text:p/>
        </draw:connector>
        <draw:connector draw:style-name="gr28" draw:text-style-name="P1" xml:id="id16" draw:id="id16" draw:layer="layout" svg:x1="4.5cm" svg:y1="18.723cm" svg:x2="3cm" svg:y2="11.261cm" draw:start-shape="id12" draw:start-glue-point="2" draw:end-shape="id8" draw:end-glue-point="5" svg:d="M4500 18723v527h-3355v-7989h1855" svg:viewBox="0 0 3356 7990">
          <text:p/>
        </draw:connector>
        <draw:connector draw:style-name="gr28" draw:text-style-name="P1" draw:layer="layout" svg:x1="4.5cm" svg:y1="12.011cm" svg:x2="4.5cm" svg:y2="12.973cm" draw:start-shape="id8" draw:start-glue-point="6" draw:end-shape="id13" draw:end-glue-point="0" svg:d="M4500 12011v962" svg:viewBox="0 0 1 963">
          <text:p/>
        </draw:connector>
        <draw:connector draw:style-name="gr28" draw:text-style-name="P1" draw:layer="layout" svg:x1="4.5cm" svg:y1="13.973cm" svg:x2="4.5cm" svg:y2="14.973cm" draw:start-shape="id13" draw:start-glue-point="2" draw:end-shape="id11" draw:end-glue-point="4" svg:d="M4500 13973v1000" svg:viewBox="0 0 1 1001">
          <text:p/>
        </draw:connector>
        <draw:custom-shape draw:style-name="gr27" draw:text-style-name="P21" xml:id="id14" draw:id="id14" draw:layer="layout" svg:width="3cm" svg:height="1.5cm" svg:x="9.5cm" svg:y="17.223cm">
          <text:p text:style-name="P12"><text:span text:style-name="T7">Line[0:1] == « // » or == « -- 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23" draw:layer="layout" svg:width="1.75cm" svg:height="0.962cm" svg:x="8.75cm" svg:y="18.473cm">
          <draw:text-box>
            <text:p>Yes</text:p>
          </draw:text-box>
        </draw:frame>
        <draw:custom-shape draw:style-name="gr26" draw:text-style-name="P22" xml:id="id15" draw:id="id15" draw:layer="layout" svg:width="3cm" svg:height="1cm" svg:x="9.5cm" svg:y="20.473cm">
          <text:p text:style-name="P21"><text:span text:style-name="T7">Do nothing (Ignore line)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6cm" svg:y1="15.723cm" svg:x2="11cm" svg:y2="17.223cm" draw:start-shape="id11" draw:start-glue-point="7" draw:end-shape="id14" draw:end-glue-point="4" svg:d="M6000 15723h5000v1500" svg:viewBox="0 0 5001 1501">
          <text:p/>
        </draw:connector>
        <draw:connector draw:style-name="gr28" draw:text-style-name="P1" draw:layer="layout" svg:x1="11cm" svg:y1="18.723cm" svg:x2="11cm" svg:y2="20.473cm" draw:start-shape="id14" draw:start-glue-point="6" draw:end-shape="id15" draw:end-glue-point="0" svg:d="M11000 18723v1750" svg:viewBox="0 0 1 1751">
          <text:p/>
        </draw:connector>
        <draw:connector draw:style-name="gr28" draw:text-style-name="P1" draw:layer="layout" svg:x1="11cm" svg:y1="21.473cm" svg:x2="1.145cm" svg:y2="19.25cm" draw:start-shape="id15" draw:start-glue-point="2" draw:end-shape="id16" draw:end-glue-point="0" svg:d="M11000 21473v527h-9855v-2750" svg:viewBox="0 0 9856 2751">
          <text:p/>
        </draw:connector>
        <draw:frame draw:style-name="gr30" draw:text-style-name="P23" draw:layer="layout" svg:width="1.75cm" svg:height="0.962cm" svg:x="12cm" svg:y="16.761cm">
          <draw:text-box>
            <text:p>No</text:p>
          </draw:text-box>
        </draw:frame>
        <draw:custom-shape draw:style-name="gr27" draw:text-style-name="P21" xml:id="id17" draw:id="id17" draw:layer="layout" svg:width="3cm" svg:height="1.5cm" svg:x="15.5cm" svg:y="20.223cm">
          <text:p text:style-name="P12"><text:span text:style-name="T7">Line[0] == « \n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23" draw:layer="layout" svg:width="1.75cm" svg:height="0.962cm" svg:x="15cm" svg:y="21.011cm">
          <draw:text-box>
            <text:p>Yes</text:p>
          </draw:text-box>
        </draw:frame>
        <draw:connector draw:style-name="gr28" draw:text-style-name="P1" draw:layer="layout" svg:x1="12.5cm" svg:y1="17.973cm" svg:x2="17cm" svg:y2="20.223cm" draw:start-shape="id14" draw:start-glue-point="7" draw:end-shape="id17" draw:end-glue-point="4" svg:d="M12500 17973h4500v2250" svg:viewBox="0 0 4501 2251">
          <text:p/>
        </draw:connector>
        <draw:frame draw:style-name="gr31" draw:text-style-name="P23" draw:layer="layout" svg:width="1.5cm" svg:height="0.962cm" svg:x="17.5cm" svg:y="19.723cm">
          <draw:text-box>
            <text:p>No</text:p>
          </draw:text-box>
        </draw:frame>
        <draw:custom-shape draw:style-name="gr26" draw:text-style-name="P22" xml:id="id18" draw:id="id18" draw:layer="layout" svg:width="3cm" svg:height="1cm" svg:x="15.5cm" svg:y="22.473cm">
          <text:p text:style-name="P21"><text:span text:style-name="T7">Do nothing </text:span><text:span text:style-name="T7">(Ignore line)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17cm" svg:y1="21.723cm" svg:x2="17cm" svg:y2="22.473cm" draw:start-shape="id17" draw:start-glue-point="6" draw:end-shape="id18" draw:end-glue-point="0" svg:d="M17000 21723v750" svg:viewBox="0 0 1 751">
          <text:p/>
        </draw:connector>
        <draw:connector draw:style-name="gr28" draw:text-style-name="P1" draw:layer="layout" svg:x1="17cm" svg:y1="23.473cm" svg:x2="1.145cm" svg:y2="19.25cm" draw:start-shape="id18" draw:start-glue-point="2" draw:end-shape="id16" draw:end-glue-point="0" svg:d="M17000 23473v527h-15855v-4750" svg:viewBox="0 0 15856 4751">
          <text:p/>
        </draw:connector>
        <draw:custom-shape draw:style-name="gr26" draw:text-style-name="P22" xml:id="id7" draw:id="id7" draw:layer="layout" svg:width="3cm" svg:height="1cm" svg:x="3cm" svg:y="8.25cm">
          <text:p text:style-name="P21"><text:span text:style-name="T7">end_test = 0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4.5cm" svg:y1="7.75cm" svg:x2="4.5cm" svg:y2="8.25cm" draw:start-shape="id6" draw:start-glue-point="2" draw:end-shape="id7" draw:end-glue-point="0" svg:d="M4500 7750v500" svg:viewBox="0 0 1 501">
          <text:p/>
        </draw:connector>
        <draw:custom-shape draw:style-name="gr27" draw:text-style-name="P21" xml:id="id19" draw:id="id19" draw:layer="layout" svg:width="3cm" svg:height="1.5cm" svg:x="20.75cm" svg:y="22.75cm">
          <text:p text:style-name="P12"><text:span text:style-name="T7">Line[0:7] == «END_TEST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23" draw:layer="layout" svg:width="1.75cm" svg:height="0.962cm" svg:x="20.25cm" svg:y="23.538cm">
          <draw:text-box>
            <text:p>Yes</text:p>
          </draw:text-box>
        </draw:frame>
        <draw:frame draw:style-name="gr32" draw:text-style-name="P23" draw:layer="layout" svg:width="2.25cm" svg:height="1.25cm" svg:x="23.25cm" svg:y="22cm">
          <draw:text-box>
            <text:p>No</text:p>
          </draw:text-box>
        </draw:frame>
        <draw:custom-shape draw:style-name="gr26" draw:text-style-name="P22" xml:id="id20" draw:id="id20" draw:layer="layout" svg:width="3cm" svg:height="1cm" svg:x="20.75cm" svg:y="25cm">
          <text:p text:style-name="P21"><text:span text:style-name="T7">end_test = 1</text:span><text:span text:style-name="T7"><text:line-break/></text:span><text:span text:style-name="T7">$finish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22.25cm" svg:y1="24.25cm" svg:x2="22.25cm" svg:y2="25cm" draw:start-shape="id19" draw:start-glue-point="6" draw:end-shape="id20" draw:end-glue-point="0" svg:d="M22250 24250v750" svg:viewBox="0 0 1 751">
          <text:p/>
        </draw:connector>
        <draw:connector draw:style-name="gr28" draw:text-style-name="P1" draw:layer="layout" svg:x1="18.5cm" svg:y1="20.973cm" svg:x2="22.25cm" svg:y2="22.75cm" draw:start-shape="id17" draw:start-glue-point="7" draw:end-shape="id19" draw:end-glue-point="4" svg:d="M18500 20973h3750v1777" svg:viewBox="0 0 3751 1778">
          <text:p/>
        </draw:connector>
        <draw:connector draw:style-name="gr28" draw:text-style-name="P1" draw:layer="layout" svg:x1="22.25cm" svg:y1="26cm" svg:x2="1.145cm" svg:y2="19.25cm" draw:start-shape="id20" draw:start-glue-point="2" draw:end-shape="id16" draw:end-glue-point="0" svg:d="M22250 26000v527h-21105v-7277" svg:viewBox="0 0 21106 7278">
          <text:p/>
        </draw:connector>
        <draw:custom-shape draw:style-name="gr27" draw:text-style-name="P21" xml:id="id22" draw:id="id22" draw:layer="layout" svg:width="3cm" svg:height="1.5cm" svg:x="29cm" svg:y="16.25cm">
          <text:p text:style-name="P12"><text:span text:style-name="T7">cmd_custom_exist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2" xml:id="id21" draw:id="id21" draw:layer="layout" svg:width="3cm" svg:height="2.75cm" svg:x="29cm" svg:y="12.5cm">
          <text:p text:style-name="P21"><text:span text:style-name="T7">decod</text:span><text:span text:style-name="T7">e_cust</text:span><text:span text:style-name="T7">om_tb</text:span><text:span text:style-name="T7">_mod</text:span><text:span text:style-name="T7">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xml:id="id23" draw:id="id23" draw:layer="layout" svg:width="3cm" svg:height="2.75cm" svg:x="29cm" svg:y="18.5cm">
          <text:p text:style-name="P21"><text:span text:style-name="T7">D</text:span><text:span text:style-name="T7">ec</text:span><text:span text:style-name="T7">od</text:span><text:span text:style-name="T7">e </text:span><text:span text:style-name="T7">re</text:span><text:span text:style-name="T7">gu</text:span><text:span text:style-name="T7">lar </text:span><text:span text:style-name="T7">c</text:span><text:span text:style-name="T7">m</text:span><text:span text:style-name="T7">d</text:span></text:p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cm" svg:height="1.673cm" svg:x="27.5cm" svg:y="17.25cm">
          <draw:text-box>
            <text:p>No</text:p>
            <text:p/>
          </draw:text-box>
        </draw:frame>
        <draw:connector draw:style-name="gr28" draw:text-style-name="P1" draw:layer="layout" svg:x1="23.75cm" svg:y1="23.5cm" svg:x2="30.5cm" svg:y2="12.5cm" draw:start-shape="id19" draw:start-glue-point="7" draw:end-shape="id21" draw:end-glue-point="0" svg:d="M23750 23500h2645v-11527h4105v527" svg:viewBox="0 0 6751 11528">
          <text:p/>
        </draw:connector>
        <draw:connector draw:style-name="gr28" draw:text-style-name="P1" draw:layer="layout" svg:x1="30.5cm" svg:y1="15.25cm" svg:x2="30.5cm" svg:y2="16.25cm" draw:start-shape="id21" draw:start-glue-point="2" draw:end-shape="id22" draw:end-glue-point="4" svg:d="M30500 15250v1000" svg:viewBox="0 0 1 1001">
          <text:p/>
        </draw:connector>
        <draw:connector draw:style-name="gr28" draw:text-style-name="P1" draw:layer="layout" svg:x1="30.5cm" svg:y1="17.75cm" svg:x2="30.5cm" svg:y2="18.5cm" draw:start-shape="id22" draw:start-glue-point="6" draw:end-shape="id23" draw:end-glue-point="0" svg:d="M30500 17750v750" svg:viewBox="0 0 1 751">
          <text:p/>
        </draw:connector>
        <draw:connector draw:style-name="gr28" draw:text-style-name="P1" draw:layer="layout" draw:line-skew="6.723cm" svg:x1="30.5cm" svg:y1="21.25cm" svg:x2="1.145cm" svg:y2="19.25cm" draw:start-shape="id23" draw:start-glue-point="2" draw:end-shape="id16" draw:end-glue-point="0" svg:d="M30500 21250v7250h-29355v-9250" svg:viewBox="0 0 29356 9251">
          <text:p/>
        </draw:connector>
        <draw:connector draw:style-name="gr28" draw:text-style-name="P1" draw:layer="layout" draw:line-skew="0cm 9.249cm" svg:x1="32cm" svg:y1="17cm" svg:x2="1.145cm" svg:y2="19.25cm" draw:start-shape="id22" draw:start-glue-point="7" draw:end-shape="id16" draw:end-glue-point="0" svg:d="M32000 17000h1013v12000h-31868v-9750" svg:viewBox="0 0 31869 12001">
          <text:p/>
        </draw:connector>
        <draw:line draw:style-name="gr28" draw:text-style-name="P1" draw:layer="layout" svg:x1="31.75cm" svg:y1="12.75cm" svg:x2="37.25cm" svg:y2="10.25cm">
          <text:p/>
        </draw:line>
        <draw:frame draw:style-name="gr35" draw:text-style-name="P23" draw:layer="layout" svg:width="7.25cm" svg:height="2.75cm" svg:x="37.25cm" svg:y="9cm">
          <draw:text-box>
            <text:p>UART<text:line-break/>DATA_COLLECTOR<text:line-break/>DATA_INJECTOR</text:p>
          </draw:text-box>
        </draw:frame>
        <draw:line draw:style-name="gr28" draw:text-style-name="P1" draw:layer="layout" svg:x1="31.25cm" svg:y1="21cm" svg:x2="35.5cm" svg:y2="24cm">
          <text:p/>
        </draw:line>
        <draw:frame draw:style-name="gr35" draw:text-style-name="P23" draw:layer="layout" svg:width="7.25cm" svg:height="5.939cm" svg:x="35.5cm" svg:y="23.25cm">
          <draw:text-box>
            <text:p>SET<text:line-break/>WTR<text:line-break/>WTF<text:line-break/>WAIT<text:line-break/>CHK<text:line-break/>WTRS<text:line-break/>WTFS<text:line-break/>MODELSIM_CMD</text:p>
          </draw:text-box>
        </draw:frame>
        <draw:custom-shape draw:style-name="gr26" draw:text-style-name="P22" xml:id="id24" draw:id="id24" draw:layer="layout" svg:width="3cm" svg:height="1cm" svg:x="13cm" svg:y="13cm">
          <text:p text:style-name="P21"><text:span text:style-name="T7">E</text:span><text:span text:style-name="T7">N</text:span><text:span text:style-name="T7">D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0.001cm" svg:height="0.25cm" svg:x="25.25cm" svg:y="25.25cm">
          <draw:text-box>
            <text:p/>
          </draw:text-box>
        </draw:frame>
        <draw:connector draw:style-name="gr28" draw:text-style-name="P1" draw:layer="layout" svg:x1="6cm" svg:y1="11.261cm" svg:x2="14.5cm" svg:y2="13cm" draw:start-shape="id8" draw:start-glue-point="7" draw:end-shape="id24" draw:end-glue-point="0" svg:d="M6000 11261h8500v1739" svg:viewBox="0 0 8501 17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stroke-dash draw:name="Dashed_20__28_var_29_" draw:display-name="Dashed (var)" draw:style="rect" draw:dots1="1" draw:dots1-length="3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9:37:35.731904995</meta:creation-date>
    <dc:date>2021-11-07T20:10:04.972397758</dc:date>
    <meta:editing-duration>PT1H21M2S</meta:editing-duration>
    <meta:editing-cycles>15</meta:editing-cycles>
    <meta:generator>LibreOffice/6.4.7.2$Linux_X86_64 LibreOffice_project/40$Build-2</meta:generator>
    <meta:document-statistic meta:object-count="92"/>
  </office:meta>
</office:document-meta>
</file>